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ransaction_id</text:p>
          </table:table-cell>
          <table:table-cell office:value-type="string" calcext:value-type="string">
            <text:p>product_i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reduce_price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office:value-type="float" office:value="45.788" calcext:value-type="float">
            <text:p>45.788</text:p>
          </table:table-cell>
          <table:table-cell table:formula="of:=PRODUCT([.C2]*0.5)" office:value-type="float" office:value="22.894" calcext:value-type="float">
            <text:p>22.894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" calcext:value-type="float">
            <text:p>2</text:p>
          </table:table-cell>
          <table:table-cell office:value-type="float" office:value="35.77" calcext:value-type="float">
            <text:p>35.77</text:p>
          </table:table-cell>
          <table:table-cell table:formula="of:=PRODUCT([.C3]*0.5)" office:value-type="float" office:value="17.885" calcext:value-type="float">
            <text:p>17.885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3" calcext:value-type="float">
            <text:p>3</text:p>
          </table:table-cell>
          <table:table-cell office:value-type="float" office:value="44.77" calcext:value-type="float">
            <text:p>44.77</text:p>
          </table:table-cell>
          <table:table-cell table:formula="of:=PRODUCT([.C4]*0.5)" office:value-type="float" office:value="22.385" calcext:value-type="float">
            <text:p>22.3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2">00/00/0000</text:date>, <text:time style:data-style-name="N2" text:time-value="21:25:08.3709751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2T21:15:58.110911917</meta:creation-date>
    <dc:date>2019-11-22T21:18:13.734471473</dc:date>
    <meta:editing-duration>PT2M15S</meta:editing-duration>
    <meta:editing-cycles>1</meta:editing-cycles>
    <meta:generator>LibreOffice/6.3.3.2$Linux_X86_64 LibreOffice_project/a64200df03143b798afd1ec74a12ab50359878ed</meta:generator>
    <meta:document-statistic meta:table-count="1" meta:cell-count="16" meta:object-count="0"/>
  </office:meta>
</office:document-meta>
</file>